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margin-top="0in" fo:margin-bottom="0in" style:contextual-spacing="false" fo:padding="0.0193in" fo:border="0.06pt solid #d9d9e3"/>
    </style:style>
    <style:style style:name="P3" style:family="paragraph" style:parent-style-name="Text_20_body" style:list-style-name="L1">
      <style:paragraph-properties fo:padding="0.0193in" fo:border="0.06pt solid #d9d9e3"/>
    </style:style>
    <style:style style:name="P4" style:family="paragraph" style:parent-style-name="Text_20_body" style:list-style-name="L2">
      <style:paragraph-properties fo:margin-top="0in" fo:margin-bottom="0in" style:contextual-spacing="false" fo:padding="0.0193in" fo:border="0.06pt solid #d9d9e3"/>
    </style:style>
    <style:style style:name="P5" style:family="paragraph" style:parent-style-name="Text_20_body" style:list-style-name="L2">
      <style:paragraph-properties fo:padding="0.0193in" fo:border="0.06pt solid #d9d9e3"/>
    </style:style>
    <style:style style:name="P6" style:family="paragraph" style:parent-style-name="Text_20_body" style:list-style-name="L3">
      <style:paragraph-properties fo:margin-top="0in" fo:margin-bottom="0in" style:contextual-spacing="false" fo:padding="0.0193in" fo:border="0.06pt solid #d9d9e3"/>
    </style:style>
    <style:style style:name="P7" style:family="paragraph" style:parent-style-name="Text_20_body" style:list-style-name="L3">
      <style:paragraph-properties fo:padding="0.0193in" fo:border="0.06pt solid #d9d9e3"/>
    </style:style>
    <style:style style:name="P8" style:family="paragraph" style:parent-style-name="Text_20_body" style:list-style-name="L4">
      <style:paragraph-properties fo:margin-top="0in" fo:margin-bottom="0in" style:contextual-spacing="false" fo:padding="0.0193in" fo:border="0.06pt solid #d9d9e3"/>
    </style:style>
    <style:style style:name="P9" style:family="paragraph" style:parent-style-name="Text_20_body" style:list-style-name="L4">
      <style:paragraph-properties fo:padding="0.0193in" fo:border="0.06pt solid #d9d9e3"/>
    </style:style>
    <style:style style:name="T1" style:family="text">
      <style:text-properties loext:padding="0.0193in" loext:border="0.06pt solid #d9d9e3"/>
    </style:style>
    <style:style style:name="T2" style:family="text">
      <style:text-properties officeooo:rsid="0013703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Privacy Policy</text:span></text:span></text:p>
      <text:p text:style-name="P1">This Privacy Policy explains how we collect, use, disclose, and protect personal information provided by users ("User," "you," or "your") of our web application ("Application"). By accessing or using the Application, you acknowledge that you have read, understood, and agree to be bound by this Privacy Policy.</text:p>
      <text:p text:style-name="P1"><text:span text:style-name="Strong_20_Emphasis"><text:span text:style-name="T1">1. Information We Collect</text:span></text:span></text:p>
      <text:p text:style-name="P1">We may collect the following types of personal information from Users:</text:p>
      <text:list text:style-name="L1">
        <text:list-item>
          <text:p text:style-name="P2"><text:span text:style-name="Strong_20_Emphasis"><text:span text:style-name="T1">Personal Information</text:span></text:span>: We may collect personal information such as your name, email address, and contact details when you voluntarily provide this information to us.</text:p>
        </text:list-item>
        <text:list-item>
          <text:p text:style-name="P2"><text:span text:style-name="Strong_20_Emphasis"><text:span text:style-name="T1">Usage Information</text:span></text:span>: We may collect non-personal information about how you interact with the Application, including your IP address, browser type, device information, and operating system. This information is collected through the use of cookies or similar technologies.</text:p>
        </text:list-item>
        <text:list-item>
          <text:p text:style-name="P3"><text:span text:style-name="Strong_20_Emphasis"><text:span text:style-name="T1">Log Data</text:span></text:span>: We may also automatically collect log data when you use the Application. This may include information such as your IP address, browser type, referring/exit pages, the pages of our Application that you visit, the time and date of your visit, and other statistics.</text:p>
        </text:list-item>
      </text:list>
      <text:p text:style-name="P1"><text:span text:style-name="Strong_20_Emphasis"><text:span text:style-name="T1">2. How We Use Collected Information</text:span></text:span></text:p>
      <text:p text:style-name="P1">We may use the collected information for the following purposes:</text:p>
      <text:list text:style-name="L2">
        <text:list-item>
          <text:p text:style-name="P4">To personalize and improve your experience with the Application.</text:p>
        </text:list-item>
        <text:list-item>
          <text:p text:style-name="P4">To provide you with customer support and respond to your inquiries.</text:p>
        </text:list-item>
        <text:list-item>
          <text:p text:style-name="P4">To send you important notifications and updates related to the Application.</text:p>
        </text:list-item>
        <text:list-item>
          <text:p text:style-name="P4">To analyze usage trends and gather statistical information to improve the functionality and performance of the Application.</text:p>
        </text:list-item>
        <text:list-item>
          <text:p text:style-name="P4">To comply with legal obligations or enforce our rights arising from any contracts between you and us.</text:p>
        </text:list-item>
        <text:list-item>
          <text:p text:style-name="P5">To protect against any unauthorized access, use, or disclosure of the collected information.</text:p>
        </text:list-item>
      </text:list>
      <text:p text:style-name="P1"><text:span text:style-name="Strong_20_Emphasis"><text:span text:style-name="T1">3. Information Sharing and Disclosure</text:span></text:span></text:p>
      <text:p text:style-name="P1">We do not sell, trade, or rent Users' personal information to third parties. However, we may share your information in the following limited circumstances:</text:p>
      <text:list text:style-name="L3">
        <text:list-item>
          <text:p text:style-name="P6"><text:span text:style-name="Strong_20_Emphasis"><text:span text:style-name="T1">Service Providers</text:span></text:span>: We may engage trusted third-party service providers who assist us in operating the Application or provide services on our behalf. These service providers are contractually obligated to keep your information confidential and use it solely for the purposes of providing their services.</text:p>
        </text:list-item>
        <text:list-item>
          <text:p text:style-name="P6"><text:span text:style-name="Strong_20_Emphasis"><text:span text:style-name="T1">Legal Requirements</text:span></text:span>: We may disclose your information if required to do so by law or in response to valid requests by public authorities (e.g., a court or government agency).</text:p>
        </text:list-item>
        <text:list-item>
          <text:p text:style-name="P7"><text:soft-page-break/><text:span text:style-name="Strong_20_Emphasis"><text:span text:style-name="T1">Business Transfers</text:span></text:span>: In the event of a merger, acquisition, or sale of all or a portion of our assets, your information may be transferred to the acquiring entity.</text:p>
        </text:list-item>
      </text:list>
      <text:p text:style-name="P1"><text:span text:style-name="Strong_20_Emphasis"><text:span text:style-name="T1">4. Data Security</text:span></text:span></text:p>
      <text:p text:style-name="P1">We implement appropriate technical and organizational measures to protect the security of the collected information. However, please note that no method of transmission over the internet or electronic storage is 100% secure, and we cannot guarantee absolute security.</text:p>
      <text:p text:style-name="P1"><text:span text:style-name="Strong_20_Emphasis"><text:span text:style-name="T1">5. Your Choices and Rights</text:span></text:span></text:p>
      <text:list text:style-name="L4">
        <text:list-item>
          <text:p text:style-name="P8"><text:span text:style-name="Strong_20_Emphasis"><text:span text:style-name="T1">Opt-Out</text:span></text:span>: You may choose not to provide certain personal information, but this may limit your ability to use certain features of the Application.</text:p>
        </text:list-item>
        <text:list-item>
          <text:p text:style-name="P8"><text:span text:style-name="Strong_20_Emphasis"><text:span text:style-name="T1">Access and Correction</text:span></text:span>: You have the right to access and correct your personal information. If you wish to access or update your information, please contact us using the contact details provided below.</text:p>
        </text:list-item>
        <text:list-item>
          <text:p text:style-name="P9"><text:span text:style-name="Strong_20_Emphasis"><text:span text:style-name="T1">Data Retention</text:span></text:span>: We will retain your personal information for as long as necessary to fulfill the purposes outlined in this Privacy Policy, unless a longer retention period is required or permitted by law.</text:p>
        </text:list-item>
      </text:list>
      <text:p text:style-name="P1"><text:span text:style-name="Strong_20_Emphasis"><text:span text:style-name="T1">6. Changes to this Privacy Policy</text:span></text:span></text:p>
      <text:p text:style-name="P1">We reserve the right to update or modify this Privacy Policy at any time. Any changes we make will be effective immediately upon posting the updated Privacy Policy on the Application. We encourage you to review this Privacy Policy periodically for any updates.</text:p>
      <text:p text:style-name="P1"><text:span text:style-name="Strong_20_Emphasis"><text:span text:style-name="T1">7. Contact Us</text:span></text:span></text:p>
      <text:p text:style-name="P1">If you have any questions, concerns, or requests regarding this Privacy Policy or the handling of your personal information, please contact us at <text:span text:style-name="T2">support@cloudmatica.com</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07:23:01.273636246</meta:creation-date>
    <dc:date>2023-06-11T07:24:49.397609005</dc:date>
    <meta:editing-duration>PT1M47S</meta:editing-duration>
    <meta:editing-cycles>2</meta:editing-cycles>
    <meta:generator>LibreOffice/7.5.2.2$MacOSX_AARCH64 LibreOffice_project/53bb9681a964705cf672590721dbc85eb4d0c3a2</meta:generator>
    <meta:document-statistic meta:table-count="0" meta:image-count="0" meta:object-count="0" meta:page-count="2" meta:paragraph-count="30" meta:word-count="619" meta:character-count="3921" meta:non-whitespace-character-count="3347"/>
  </office:meta>
</office:document-meta>
</file>